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Spell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nabeam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/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4"/>
          <table:table-cell table:style-name="ce11" office:value-type="float" office:value="10">
            <text:p>10</text:p>
          </table:table-cell>
          <table:table-cell table:style-name="ce14" office:value-type="string">
            <text:p>Lite the room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dditional fire mele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On-hit fir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Regen stamina over time; requires stamina poo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igs a wa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Stone Wall to be targete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tone Skin now also adds an on-hit nature damage shiel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dditional cold melee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1014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 table:number-columns-repeated="4"/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1011"/>
          <table:table-cell table:number-columns-repeated="3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heal can now be targete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teleport to last teleport loc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duces talents cooldown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short range teleport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ong range telepor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blinks through wall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phase door &amp; teleprot to specify rough landing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to target teleport to an otehr act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recalls self to tow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recall to target an object to call it to inventor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ows recall to target actor to teleport to self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nse now allows to see invisble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sense ennemies min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identify a item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D all item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ee map surrounding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ee all map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eeds up self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ows essence of speed to be targeted and steals target's time to increase caster speed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1014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9])" office:value-type="float" office:value="85">
            <text:p>85</text:p>
          </table:table-cell>
          <table:table-cell table:number-columns-repeated="1021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1015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1018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5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3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2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3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7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6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2">
          <table:table-cell table:style-name="ce2"/>
          <table:table-cell table:number-columns-repeated="1019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1017"/>
        </table:table-row>
        <table:table-row table:style-name="ro1" table:number-rows-repeated="6548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1">11/12/2009</text:date>, <text:time>18:3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09-12-11T11:09:16</meta:creation-date>
    <dc:date>2009-12-11T18:38:38</dc:date>
    <dc:creator>Nicolas Casalini</dc:creator>
    <meta:editing-duration>PT07H29M23S</meta:editing-duration>
    <meta:editing-cycles>26</meta:editing-cycles>
    <meta:generator>OpenOffice.org/3.0$Linux OpenOffice.org_project/300m9$Build-9358</meta:generator>
    <meta:document-statistic meta:table-count="3" meta:cell-count="366" meta:object-count="0"/>
    <meta:user-defined meta:name="Info 1"/>
    <meta:user-defined meta:name="Info 2"/>
    <meta:user-defined meta:name="Info 3"/>
    <meta:user-defined meta:name="Info 4"/>
  </office:meta>
</office:document-meta>
</file>